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91b2" officeooo:paragraph-rsid="000891b2"/>
    </style:style>
    <style:style style:name="P2" style:family="paragraph" style:parent-style-name="Standard">
      <style:paragraph-properties fo:text-align="start" style:justify-single-word="false"/>
      <style:text-properties officeooo:rsid="000891b2" officeooo:paragraph-rsid="000891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tenance</text:p>
      <text:p text:style-name="P1"/>
      <text:p text:style-name="P2">Intro. (Corentin)</text:p>
      <text:p text:style-name="P2"/>
      <text:p text:style-name="P2">Developpement : </text:p>
      <text:p text:style-name="P2">- Gestion mémoire (Clem)</text:p>
      <text:p text:style-name="P2">- Chargement des instructions(fetch) + decodage global (Pierre)</text:p>
      <text:p text:style-name="P2">- Data processing (Maxime)</text:p>
      <text:p text:style-name="P2">- Load/Stores (Clem, Corentin)</text:p>
      <text:p text:style-name="P2">- Branchements (Pierre)</text:p>
      <text:p text:style-name="P2">- Interruptions (Pierre)</text:p>
      <text:p text:style-name="P2">- Jeux de tests (Clem, Corentin)</text:p>
      <text:p text:style-name="P2"/>
      <text:p text:style-name="P2"/>
      <text:p text:style-name="P2">Conclusion (Maxim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eco </meta:initial-creator>
    <meta:creation-date>2015-01-14T15:40:07.637781464</meta:creation-date>
    <dc:date>2015-01-14T15:54:45.055232667</dc:date>
    <dc:creator>berneco </dc:creator>
    <meta:editing-duration>P0D</meta:editing-duration>
    <meta:editing-cycles>1</meta:editing-cycles>
    <meta:document-statistic meta:table-count="0" meta:image-count="0" meta:object-count="0" meta:page-count="1" meta:paragraph-count="11" meta:word-count="39" meta:character-count="284" meta:non-whitespace-character-count="255"/>
    <meta:generator>LibreOffice/4.2.4.2$Linux_X86_64 LibreOffice_project/420m0$Build-2</meta:generator>
  </office:meta>
</office:document-meta>
</file>